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bba3" officeooo:paragraph-rsid="00b5a12d"/>
    </style:style>
    <style:style style:name="P2" style:family="paragraph" style:parent-style-name="Standard">
      <style:text-properties officeooo:rsid="00189487" officeooo:paragraph-rsid="00b5a12d"/>
    </style:style>
    <style:style style:name="P3" style:family="paragraph" style:parent-style-name="Standard">
      <style:text-properties officeooo:rsid="00b5a12d" officeooo:paragraph-rsid="00b5a12d"/>
    </style:style>
    <style:style style:name="P4" style:family="paragraph" style:parent-style-name="Standard">
      <style:text-properties officeooo:rsid="00b769f8" officeooo:paragraph-rsid="00b769f8"/>
    </style:style>
    <style:style style:name="P5" style:family="paragraph" style:parent-style-name="Standard">
      <style:text-properties style:font-name="monospace" officeooo:rsid="00b769f8" officeooo:paragraph-rsid="00b769f8"/>
    </style:style>
    <style:style style:name="P6" style:family="paragraph" style:parent-style-name="Standard">
      <style:text-properties style:font-name="monospace" officeooo:rsid="00b95024" officeooo:paragraph-rsid="00b95024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  <style:text-properties officeooo:rsid="0094ed74" officeooo:paragraph-rsid="0094ed74"/>
    </style:style>
    <style:style style:name="P9" style:family="paragraph" style:parent-style-name="Heading_20_2">
      <style:text-properties officeooo:rsid="00af707f" officeooo:paragraph-rsid="00aeebcf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style:font-name="monospac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17544_1778572435" text:style-name="Index_20_Link" text:visited-style-name="Index_20_Link"><text:s/>1 Basic points<text:tab/>2</text:a></text:p>
          <text:p text:style-name="P11"><text:a xlink:type="simple" xlink:href="#__RefHeading___Toc4013_744078296" text:style-name="Index_20_Link" text:visited-style-name="Index_20_Link"><text:s/>1.1 Print a website<text:tab/>2</text:a></text:p>
          <text:p text:style-name="P12"><text:a xlink:type="simple" xlink:href="#__RefHeading___Toc4015_744078296" text:style-name="Index_20_Link" text:visited-style-name="Index_20_Link"><text:s/>1.1.1 Set the print format<text:tab/>2</text:a></text:p>
          <text:p text:style-name="P11"><text:a xlink:type="simple" xlink:href="#__RefHeading___Toc4017_744078296" text:style-name="Index_20_Link" text:visited-style-name="Index_20_Link"><text:s/>1.2 Shortcuts<text:tab/>2</text:a></text:p>
          <text:p text:style-name="P12"><text:a xlink:type="simple" xlink:href="#__RefHeading___Toc4019_744078296" text:style-name="Index_20_Link" text:visited-style-name="Index_20_Link"><text:s/>1.2.1 copy a link, Oct. 6, 2018<text:tab/>2</text:a></text:p>
          <text:p text:style-name="P12"><text:a xlink:type="simple" xlink:href="#__RefHeading___Toc14338_2103214650" text:style-name="Index_20_Link" text:visited-style-name="Index_20_Link"><text:s/>1.2.2 create a new tab<text:tab/>2</text:a></text:p>
          <text:p text:style-name="P12"><text:a xlink:type="simple" xlink:href="#__RefHeading___Toc14340_2103214650" text:style-name="Index_20_Link" text:visited-style-name="Index_20_Link"><text:s/>1.2.3 reopen last tab closed<text:tab/>2</text:a></text:p>
        </text:index-body>
      </text:table-of-content>
      <text:h text:style-name="P7" text:outline-level="1"/>
      <text:h text:style-name="P8" text:outline-level="1"><text:bookmark-start text:name="__RefHeading__17544_1778572435"/>Basic points<text:bookmark-end text:name="__RefHeading__17544_1778572435"/></text:h>
      <text:h text:style-name="P9" text:outline-level="2"><text:bookmark-start text:name="__RefHeading___Toc4013_744078296"/>Print a website<text:bookmark-end text:name="__RefHeading___Toc4013_744078296"/></text:h>
      <text:p text:style-name="P2">three bars (on the top right)-------&gt;Print</text:p>
      <text:p text:style-name="P2"/>
      <text:p text:style-name="P2"/>
      <text:h text:style-name="Heading_20_3" text:outline-level="3"><text:bookmark-start text:name="__RefHeading___Toc4015_744078296"/>Set the print format<text:bookmark-end text:name="__RefHeading___Toc4015_744078296"/></text:h>
      <text:p text:style-name="P1">It can be set in the print window.</text:p>
      <text:p text:style-name="P1"/>
      <text:h text:style-name="Heading_20_2" text:outline-level="2"><text:bookmark-start text:name="__RefHeading___Toc4017_744078296"/>Shortcuts<text:bookmark-end text:name="__RefHeading___Toc4017_744078296"/></text:h>
      <text:h text:style-name="Heading_20_3" text:outline-level="3"><text:bookmark-start text:name="__RefHeading___Toc4019_744078296"/>copy a link, Oct. 6, 2018<text:bookmark-end text:name="__RefHeading___Toc4019_744078296"/></text:h>
      <text:p text:style-name="P3"><text:span text:style-name="T1">You can press </text:span><text:span text:style-name="User_20_Entry">Ctrl</text:span><text:span text:style-name="T1">+</text:span><text:span text:style-name="User_20_Entry">L</text:span><text:span text:style-name="T1"> followed by </text:span><text:span text:style-name="User_20_Entry">Ctrl</text:span><text:span text:style-name="T1">+</text:span><text:span text:style-name="User_20_Entry">C</text:span><text:span text:style-name="T1">.</text:span></text:p>
      <text:p text:style-name="P4"><text:a xlink:type="simple" xlink:href="https://superuser.com/questions/159775/is-there-a-firefox-shortcut-to-copy-the-url-of-the-current-page" text:style-name="Internet_20_link" text:visited-style-name="Visited_20_Internet_20_Link"><text:span text:style-name="T1">https://superuser.com/questions/159775/is-there-a-firefox-shortcut-to-copy-the-url-of-the-current-page</text:span></text:a></text:p>
      <text:p text:style-name="P5"/>
      <text:h text:style-name="Heading_20_3" text:outline-level="3"><text:bookmark-start text:name="__RefHeading___Toc14338_2103214650"/>create a new tab<text:bookmark-end text:name="__RefHeading___Toc14338_2103214650"/></text:h>
      <text:p text:style-name="P6">ctrl + T</text:p>
      <text:h text:style-name="Heading_20_3" text:outline-level="3"><text:bookmark-start text:name="__RefHeading___Toc14340_2103214650"/>reopen last tab closed<text:bookmark-end text:name="__RefHeading___Toc14340_2103214650"/></text:h>
      <text:p text:style-name="P6">ctrl + shift + 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08:13.462241763</meta:creation-date>
    <meta:editing-duration>P9DT10H14M53S</meta:editing-duration>
    <meta:editing-cycles>40</meta:editing-cycles>
    <meta:generator>LibreOffice/5.2.7.2$Linux_X86_64 LibreOffice_project/20m0$Build-2</meta:generator>
    <dc:date>2019-04-12T16:31:16.992082719</dc:date>
    <meta:document-statistic meta:table-count="0" meta:image-count="0" meta:object-count="0" meta:page-count="2" meta:paragraph-count="21" meta:word-count="103" meta:character-count="593" meta:non-whitespace-character-count="498"/>
    <meta:user-defined meta:name="Info 1"/>
    <meta:user-defined meta:name="Info 2"/>
    <meta:user-defined meta:name="Info 3"/>
    <meta:user-defined meta:name="Info 4"/>
  </office:meta>
</office:document-meta>
</file>